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office:automatic-styles>
  <office:body>
    <office:text text:use-soft-page-breaks="true">
      <text:p text:style-name="P1">Use Case: “Edit Entry” In Group Files User</text:p>
      <text:list text:style-name="LFO1" text:continue-numbering="true">
        <text:list-item>
          <text:p text:style-name="P2">Initiating actor: User who wants to edit File</text:p>
        </text:list-item>
        <text:list-item>
          <text:p text:style-name="P3">Preconditions: User must be logged in, and belong to that group and be on file page. Furthermore, there is already an File there that they are editing.</text:p>
        </text:list-item>
        <text:list-item>
          <text:p text:style-name="P4">Scenario 1: A User wants to update a File they posted.</text:p>
          <text:list text:continue-numbering="true">
            <text:list-item>
              <text:p text:style-name="P5">user selects File they want to update</text:p>
            </text:list-item>
            <text:list-item>
              <text:p text:style-name="P6">User edits the File</text:p>
            </text:list-item>
            <text:list-item>
              <text:p text:style-name="P7">User gets taken back to File page</text:p>
            </text:list-item>
          </text:list>
        </text:list-item>
        <text:list-item>
          <text:p text:style-name="P8">Scenario 2: A User wants to update a File they didn’t post.</text:p>
          <text:list text:continue-numbering="true">
            <text:list-item>
              <text:p text:style-name="P9">user selects File they want to update</text:p>
            </text:list-item>
            <text:list-item>
              <text:p text:style-name="P10">Since they are not an admin leader for the group and didn’t create the file they can not edit the file so user remains on same page and is presented with the message:</text:p>
              <text:list text:continue-numbering="true">
                <text:list-item>
                  <text:p text:style-name="P11">“You must be an admin leader or have created this file to edit it.”</text:p>
                </text:list-item>
              </text:list>
            </text:list-item>
          </text:list>
        </text:list-item>
        <text:list-item>
          <text:p text:style-name="P12">Post Conditions:</text:p>
          <text:list text:continue-numbering="true">
            <text:list-item>
              <text:p text:style-name="P13">If the action was successful, the calendar entry will display with updated information</text:p>
            </text:list-item>
          </text:list>
        </text:list-item>
        <text:list-item>
          <text:p text:style-name="P14">Benefiting Actor: User</text:p>
        </text:list-item>
      </text:list>
      <text:p text:style-name="Normal"/>
      <text:p text:style-name="Normal">Use Case: “Edit Entry” In Group Files Admin Leader</text:p>
      <text:list text:style-name="LFO1" text:continue-numbering="true">
        <text:list-item>
          <text:p text:style-name="P15">Initiating actor: Admin Leader who wants to edit File</text:p>
        </text:list-item>
        <text:list-item>
          <text:p text:style-name="P16">Preconditions: Admin Leader must be logged in, and belong to that group and be on File page. Furthermore, there is already an Entry in the File that they are editing.</text:p>
        </text:list-item>
        <text:list-item>
          <text:p text:style-name="P17">Scenario 1: An Admin Leader wants to update a file</text:p>
          <text:list text:continue-numbering="true">
            <text:list-item>
              <text:p text:style-name="P18">Admin Leader selects file they want to update</text:p>
            </text:list-item>
            <text:list-item>
              <text:p text:style-name="P19">Admin Leader edits the file</text:p>
            </text:list-item>
            <text:list-item>
              <text:p text:style-name="P20">Admin Leader gets taken back to file page</text:p>
            </text:list-item>
          </text:list>
        </text:list-item>
        <text:list-item>
          <text:p text:style-name="P21">Post Conditions:</text:p>
          <text:list text:continue-numbering="true">
            <text:list-item>
              <text:p text:style-name="P22">If the action was successful, the file will display with updated information</text:p>
            </text:list-item>
          </text:list>
        </text:list-item>
        <text:list-item>
          <text:p text:style-name="P23">Benefiting Actor: User</text:p>
        </text:list-item>
      </text:list>
      <text:p text:style-name="Normal"/>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n" fo:country="CA"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andon Tessier</dc:creator>
    <meta:creation-date>2017-02-24T10:20:00Z</meta:creation-date>
    <dc:date>2017-02-28T19:53:00Z</dc:date>
    <meta:template xlink:href="Normal.dotm" xlink:type="simple"/>
    <meta:editing-cycles>3</meta:editing-cycles>
    <meta:editing-duration>PT2520S</meta:editing-duration>
    <meta:document-statistic meta:page-count="1" meta:paragraph-count="2" meta:word-count="210" meta:character-count="1405" meta:row-count="9" meta:non-whitespace-character-count="1197"/>
  </office:meta>
</office:document-meta>
</file>